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8ea4" officeooo:paragraph-rsid="000e8ea4"/>
    </style:style>
    <style:style style:name="P2" style:family="paragraph" style:parent-style-name="Standard">
      <style:text-properties officeooo:rsid="000e8ea4" officeooo:paragraph-rsid="000f3573"/>
    </style:style>
    <style:style style:name="P3" style:family="paragraph" style:parent-style-name="Standard">
      <style:text-properties officeooo:rsid="000e8ea4" officeooo:paragraph-rsid="0010fdda"/>
    </style:style>
    <style:style style:name="P4" style:family="paragraph" style:parent-style-name="Standard" style:list-style-name="L1">
      <style:text-properties officeooo:paragraph-rsid="000e8ea4"/>
    </style:style>
    <style:style style:name="P5" style:family="paragraph" style:parent-style-name="Standard">
      <style:text-properties fo:font-weight="bold" officeooo:rsid="000e8ea4" officeooo:paragraph-rsid="000e8ea4" fo:background-color="#ffff00" style:font-weight-asian="bold" style:font-weight-complex="bold"/>
    </style:style>
    <style:style style:name="P6" style:family="paragraph" style:parent-style-name="Standard">
      <style:text-properties officeooo:rsid="000e8ea4" officeooo:paragraph-rsid="000f3573" fo:background-color="#ffff00"/>
    </style:style>
    <style:style style:name="P7" style:family="paragraph" style:parent-style-name="Standard" style:list-style-name="L2">
      <style:text-properties officeooo:paragraph-rsid="000f3573" fo:background-color="#ffff00"/>
    </style:style>
    <style:style style:name="P8" style:family="paragraph" style:parent-style-name="Standard">
      <style:paragraph-properties fo:break-before="page"/>
      <style:text-properties officeooo:rsid="000e8ea4" officeooo:paragraph-rsid="000e8ea4"/>
    </style:style>
    <style:style style:name="T1" style:family="text">
      <style:text-properties officeooo:rsid="000e8ea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8ea4" style:font-weight-asian="bold" style:font-weight-complex="bold"/>
    </style:style>
    <style:style style:name="T4" style:family="text">
      <style:text-properties fo:font-weight="bold" fo:background-color="#ffff00" loext:char-shading-value="0" style:font-weight-asian="bold" style:font-weight-complex="bold"/>
    </style:style>
    <style:style style:name="T5" style:family="text">
      <style:text-properties fo:font-weight="bold" fo:background-color="#ffff00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background-color="#ffff00" loext:char-shading-value="0"/>
    </style:style>
    <style:style style:name="T8" style:family="text">
      <style:text-properties fo:background-color="#ffff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lement from scratch in Python3 a KNN classifier. “Implementing from scratch” means that you are <text:span text:style-name="T2">not allowed </text:span>to use functions such as those provided by <text:span text:style-name="T2">the sklearn.neighbors module</text:span> to perform KNN, instead you need to write the necessary code yourself.</text:p>
      <text:p text:style-name="P1"/>
      <text:p text:style-name="P1"/>
      <text:p text:style-name="P1"/>
      <text:list xml:id="list3929747677089475101" text:style-name="L1">
        <text:list-item>
          <text:p text:style-name="P4"><text:span text:style-name="T1">Your </text:span><text:span text:style-name="T3">program</text:span><text:span text:style-name="T1"> should be called </text:span><text:span text:style-name="T3">KNN.py an</text:span><text:span text:style-name="T1">d it should run inLinux. You program should take three command-line arguments (given in the following order):</text:span></text:p>
          <text:list>
            <text:list-item>
              <text:p text:style-name="P4"><text:span text:style-name="T1">1. </text:span><text:span text:style-name="T3">A filename specifying a tab-delimited plain-text file containing the training data</text:span><text:span text:style-name="T1">. The file has a header with the name of the attributes and the last column indicates the output for that instance.</text:span></text:p>
            </text:list-item>
            <text:list-item>
              <text:p text:style-name="P4"><text:span text:style-name="T1">Your program should be able to take a variable number of attributes. [You can assume the file is in the working directory.]</text:span></text:p>
            </text:list-item>
            <text:list-item>
              <text:p text:style-name="P4"><text:span text:style-name="T1">2. A filename specifying a tab-delimited plain-text file containing the unseen instances. </text:span><text:span text:style-name="T3">The file has a header with the name of the attributes and it does not have a column corresponding to the output for </text:span><text:span text:style-name="T1">that instance. The number of attributes in this file is the same as the number of attributes in the training data. [You can assume the file is in the working directory.]</text:span></text:p>
            </text:list-item>
          </text:list>
        </text:list-item>
        <text:list-item>
          <text:p text:style-name="P4"><text:span text:style-name="T1">3. An integer specifying the value of K. If not value is specified, the default value is 3.</text:span></text:p>
        </text:list-item>
        <text:list-item>
          <text:p text:style-name="P4"/>
        </text:list-item>
      </text:list>
      <text:p text:style-name="P1">For example, you program might be executed as follows:</text:p>
      <text:p text:style-name="P5">$python3 KNN.py train.tsv test.tsv 5</text:p>
      <text:p text:style-name="P5"/>
      <text:p text:style-name="P1">where the $ indicates the terminal prompt. <text:span text:style-name="T8">For each of the unseen instances,</text:span> your program should print in the standard output (i.e., the terminal),<text:span text:style-name="T8"> </text:span><text:span text:style-name="T5">the predicted class</text:span><text:span text:style-name="T2"> </text:span>and <text:span text:style-name="T8">estimated </text:span><text:span text:style-name="T5">conditional probability</text:span> of the predicted class (one prediction per line, the class and its conditional probability should be separated by a</text:p>
      <text:p text:style-name="P3">tab). </text:p>
      <text:p text:style-name="P3"/>
      <text:p text:style-name="P3">The first two lines of a sample output look like this:</text:p>
      <text:p text:style-name="P1">7 0.60</text:p>
      <text:p text:style-name="P1">1 0.75</text:p>
      <text:p text:style-name="P1">Note this is not the actual output you should get.</text:p>
      <text:p text:style-name="P1"/>
      <text:p text:style-name="P1"/>
      <text:p text:style-name="P2"><text:span text:style-name="T2">Data</text:span> sets to be used are provided in D2L as tab-delimited text files. The task is to <text:span text:style-name="T2">predict the type of a glass based on its chemical analysis</text:span>. The training data (TrainingData_A1.tsv) consists of 204 instances, 9 attributes and 6 classes. </text:p>
      <text:p text:style-name="P2"/>
      <text:p text:style-name="P2"/>
      <text:p text:style-name="P2"/>
      <text:p text:style-name="P2">You need to predict the class of the ten instances in the file TestData_A1.tsv.</text:p>
      <text:p text:style-name="P1">For this assignment, submit through D2L the following (one submission per team):</text:p>
      <text:p text:style-name="P1"/>
      <text:p text:style-name="P1"/>
      <text:p text:style-name="P1"/>
      <text:p text:style-name="P8"/>
      <text:p text:style-name="P1">a) <text:span text:style-name="T5">Your python code in a single file called KNN.py</text:span></text:p>
      <text:p text:style-name="P6">b) <text:span text:style-name="T2">A one-page description of your implementation including :</text:span></text:p>
      <text:list xml:id="list2027287155455497513" text:style-name="L2">
        <text:list-item>
          <text:p text:style-name="P7"><text:span text:style-name="T3">the pseudo-code of your KNN </text:span><text:span text:style-name="T1">implementation, </text:span></text:p>
        </text:list-item>
        <text:list-item>
          <text:p text:style-name="P7"><text:span text:style-name="T1">the </text:span><text:span text:style-name="T3">definition of the distance function you used</text:span><text:span text:style-name="T1">, </text:span></text:p>
        </text:list-item>
        <text:list-item>
          <text:p text:style-name="P7"><text:span text:style-name="T1">a d</text:span><text:span text:style-name="T3">escription of any improvements you made to the standard KNN algorithm</text:span><text:span text:style-name="T1"> (if any), <text:s text:c="2"/></text:span></text:p>
        </text:list-item>
        <text:list-item>
          <text:p text:style-name="P7"><text:span text:style-name="T1">and </text:span><text:span text:style-name="T3">explaining how you tested your code</text:span><text:span text:style-name="T1"> t</text:span><text:span text:style-name="T3">o make sure your implementation was correct</text:span><text:span text:style-name="T1">. <text:s/></text:span></text:p>
        </text:list-item>
      </text:list>
      <text:p text:style-name="P2"/>
      <text:p text:style-name="P2"><text:s/>This description has to be submitted as a PDF file.</text:p>
      <text:p text:style-name="P2"/>
      <text:p text:style-name="P2"/>
      <text:p text:style-name="P1">The assignment will be graded based on the correctness of the KNN implementation (including</text:p>
      <text:p text:style-name="P1">classification performance, code correctness and meeting specifications), and clarity of the description.</text:p>
      <text:p text:style-name="P1">If you need, you can use these computer labs: https://www.mun.ca/computerscience/ugrad/labschedule.ph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09:26:19.906079550</meta:creation-date>
    <dc:date>2019-01-19T20:45:57.233071024</dc:date>
    <meta:editing-duration>P1DT11H19M35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28" meta:word-count="476" meta:character-count="2858" meta:non-whitespace-character-count="2409"/>
  </office:meta>
</office:document-meta>
</file>